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L Nerd Font" svg:font-family="'MesloLGL Nerd Font'" style:font-pitch="fixed"/>
  </office:font-face-decls>
  <office:automatic-styles>
    <style:style style:name="P1" style:family="paragraph" style:parent-style-name="Standard">
      <style:text-properties style:font-name="MesloLGL Nerd Font" fo:font-size="14pt" fo:font-weight="bold" officeooo:rsid="001e552a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MesloLGL Nerd Font" fo:font-size="12pt" fo:font-style="normal" fo:font-weight="normal" officeooo:rsid="001e552a" officeooo:paragraph-rsid="001e552a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esloLGL Nerd Font" fo:font-size="14pt" fo:font-weight="bold" style:font-size-asian="12.25pt" style:font-weight-asian="bold" style:font-size-complex="14pt" style:font-weight-complex="bold"/>
    </style:style>
    <style:style style:name="T3" style:family="text">
      <style:text-properties style:font-name="MesloLGL Nerd Font" fo:font-size="14pt" fo:font-weight="bold" officeooo:rsid="001e552a" style:font-size-asian="12.25pt" style:font-weight-asian="bold" style:font-size-complex="14pt" style:font-weight-complex="bold"/>
    </style:style>
    <style:style style:name="T4" style:family="text">
      <style:text-properties fo:font-size="16pt" fo:font-weight="bold" style:font-size-asian="14pt" style:font-weight-asian="bold" style:font-size-complex="16pt" style:font-weight-complex="bold"/>
    </style:style>
    <style:style style:name="T5" style:family="text">
      <style:text-properties style:text-line-through-style="none" style:text-line-through-type="none" fo:font-weight="bold" style:font-weight-asian="bold" style:font-weight-complex="bold"/>
    </style:style>
    <style:style style:name="T6" style:family="text">
      <style:text-properties fo:color="#ffffff" loext:opacity="59%" style:text-line-through-style="solid" style:text-line-through-type="single" fo:font-weight="bold" style:font-weight-asian="bold" style:font-weight-complex="bold"/>
    </style:style>
    <style:style style:name="T7" style:family="text">
      <style:text-properties fo:color="#ffffff" loext:opacity="85%" style:text-line-through-style="none" style:text-line-through-type="none" fo:font-weight="bold" style:font-weight-asian="bold" style:font-weight-complex="bold"/>
    </style:style>
    <style:style style:name="T8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line-through-style="none" style:text-line-through-type="none"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<text:s/></text:span><text:span text:style-name="T2"><text:s/></text:span><text:span text:style-name="T3">Actividad 1.3 </text:span></text:p>
      <text:p text:style-name="P1"/>
      <text:p text:style-name="P2">“ En un <text:span text:style-name="T4">lugar </text:span>de la M<text:span text:style-name="T1">ancha, dije cuyo</text:span><text:span text:style-name="T5"> </text:span><text:span text:style-name="T6">nombre</text:span><text:span text:style-name="T7"> </text:span><text:span text:style-name="T8">no quiero</text:span><text:span text:style-name="T9"> acordarme … “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L Nerd Font" svg:font-family="'MesloLGL Nerd Font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7T23:16:51.623693385</meta:creation-date>
    <dc:date>2025-10-17T23:52:09.641163528</dc:date>
    <meta:editing-duration>PT9M8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1" meta:paragraph-count="2" meta:word-count="17" meta:character-count="85" meta:non-whitespace-character-count="66"/>
  </office:meta>
</office:document-meta>
</file>